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6:43:38.096708517</meta:creation-date>
    <meta:generator>LibreOffice/7.5.4.2$Linux_X86_64 LibreOffice_project/50$Build-2</meta:generator>
    <dc:date>2023-06-22T16:45:57.137448219</dc:date>
    <meta:editing-duration>PT2M19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